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表格1" style:family="table">
      <style:table-properties style:width="17.59cm" table:align="margins"/>
    </style:style>
    <style:style style:name="表格1.A" style:family="table-column">
      <style:table-column-properties style:column-width="17.59cm" style:rel-column-width="65535*"/>
    </style:style>
    <style:style style:name="表格1.A1" style:family="table-cell">
      <style:table-cell-properties fo:padding="0.097cm" fo:border="0.05pt solid #000000"/>
    </style:style>
    <number:date-style style:name="N5084" number:language="en" number:country="US">
      <number:year number:style="long"/>
      <number:text>-</number:text>
      <number:month number:style="long"/>
      <number:text>-</number:text>
      <number:day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POJ 3261 Milk Patterns Solution</text:h>
      <text:p text:style-name="Standard">本作品采用<text:a xlink:type="simple" xlink:href="http://creativecommons.org/licenses/by-nc-sa/3.0/">知识共享署名-非商业性使用-相同方式共享 3.0 Unported许可协议</text:a>进行许可</text:p>
      <text:p text:style-name="Standard">write by Gestalti Lur</text:p>
      <text:p text:style-name="Standard"><text:date style:data-style-name="N5084" text:date-value="2012-08-08T12:40:40.99">2012-08-08</text:date></text:p>
      <text:h text:style-name="Heading_20_2" text:outline-level="2">题目大意</text:h>
      <text:p text:style-name="Standard"><text:tab/>求字符串S中出现不小于K次的子串中最长的长度。</text:p>
      <text:h text:style-name="Heading_20_2" text:outline-level="2">算法分析</text:h>
      <text:p text:style-name="Standard"><text:tab/>把height数组分段并二分长度L，每一段中的height都是大于L的，如果这一段height的个数不小于K，那么L就是可行的。</text:p>
      <text:h text:style-name="Heading_20_2" text:outline-level="2">参考代码</text:h>
      <table:table table:name="表格1" table:style-name="表格1">
        <table:table-column table:style-name="表格1.A"/>
        <table:table-row>
          <table:table-cell table:style-name="表格1.A1" office:value-type="string">
            <text:p text:style-name="Table_20_Contents">/*</text:p>
            <text:p text:style-name="Table_20_Contents"><text:s text:c="2"/>POJ 3261</text:p>
            <text:p text:style-name="Table_20_Contents"><text:s text:c="2"/>DC3 TEST</text:p>
            <text:p text:style-name="Table_20_Contents"><text:s text:c="2"/>ACCEPTED</text:p>
            <text:p text:style-name="Table_20_Contents"><text:s text:c="2"/>2012-08-03</text:p>
            <text:p text:style-name="Table_20_Contents">*/</text:p>
            <text:p text:style-name="Table_20_Contents">#include&lt;cstdio&gt;</text:p>
            <text:p text:style-name="Table_20_Contents">#include&lt;cstring&gt;</text:p>
            <text:p text:style-name="Table_20_Contents">#define MAXN 20013</text:p>
            <text:p text:style-name="Table_20_Contents"/>
            <text:p text:style-name="Table_20_Contents">int wa[MAXN],wb[MAXN],wv[MAXN],ws[ 1000002 ];</text:p>
            <text:p text:style-name="Table_20_Contents"/>
            <text:p text:style-name="Table_20_Contents">inline int F( int x , int tb )</text:p>
            <text:p text:style-name="Table_20_Contents">{ return ((x)/3+((x)%3==1?0:tb)); }</text:p>
            <text:p text:style-name="Table_20_Contents"/>
            <text:p text:style-name="Table_20_Contents">inline int G( int x , int tb )</text:p>
            <text:p text:style-name="Table_20_Contents">{ return ((x)&lt;tb?(x)*3+1:((x)-tb)*3+2 ); }</text:p>
            <text:p text:style-name="Table_20_Contents"/>
            <text:p text:style-name="Table_20_Contents">int c0(int *r,int a,int b)</text:p>
            <text:p text:style-name="Table_20_Contents">{return r[a]==r[b]&amp;&amp;r[a+1]==r[b+1]&amp;&amp;r[a+2]==r[b+2];}</text:p>
            <text:p text:style-name="Table_20_Contents">int c12(int k,int *r,int a,int b)</text:p>
            <text:p text:style-name="Table_20_Contents">{if(k==2) return r[a]&lt;r[b]||r[a]==r[b]&amp;&amp;c12(1,r,a+1,b+1);</text:p>
            <text:p text:style-name="Table_20_Contents"><text:s/>else return r[a]&lt;r[b]||r[a]==r[b]&amp;&amp;wv[a+1]&lt;wv[b+1];}</text:p>
            <text:p text:style-name="Table_20_Contents"/>
            <text:p text:style-name="Table_20_Contents">void sort(int *r,int *a,int *b,int n,int m)</text:p>
            <text:p text:style-name="Table_20_Contents">{</text:p>
            <text:p text:style-name="Table_20_Contents"><text:s text:c="5"/>int i;</text:p>
            <text:p text:style-name="Table_20_Contents"><text:s text:c="5"/>for(i=0;i&lt;n;i++) wv[i]=r[a[i]];</text:p>
            <text:p text:style-name="Table_20_Contents"><text:s text:c="5"/>for(i=0;i&lt;m;i++) ws[i]=0;</text:p>
            <text:p text:style-name="Table_20_Contents"><text:s text:c="5"/>for(i=0;i&lt;n;i++) ws[wv[i]]++;</text:p>
            <text:p text:style-name="Table_20_Contents"><text:s text:c="5"/>for(i=1;i&lt;m;i++) ws[i]+=ws[i-1];</text:p>
            <text:p text:style-name="Table_20_Contents"><text:soft-page-break/><text:s text:c="5"/>for(i=n-1;i&gt;=0;i--) b[--ws[wv[i]]]=a[i];</text:p>
            <text:p text:style-name="Table_20_Contents"><text:s text:c="5"/>return;</text:p>
            <text:p text:style-name="Table_20_Contents">}</text:p>
            <text:p text:style-name="Table_20_Contents">void dc3(int *r,int *sa,int n,int m)</text:p>
            <text:p text:style-name="Table_20_Contents">{</text:p>
            <text:p text:style-name="Table_20_Contents"><text:s text:c="5"/>int i,j,*rn=r+n,*san=sa+n,ta=0,tb=(n+1)/3,tbc=0,p;</text:p>
            <text:p text:style-name="Table_20_Contents"><text:s text:c="5"/>r[n]=r[n+1]=0;</text:p>
            <text:p text:style-name="Table_20_Contents"><text:s text:c="5"/>for(i=0;i&lt;n;i++) if(i%3!=0) wa[tbc++]=i;</text:p>
            <text:p text:style-name="Table_20_Contents"><text:s text:c="5"/>sort(r+2,wa,wb,tbc,m);</text:p>
            <text:p text:style-name="Table_20_Contents"><text:s text:c="5"/>sort(r+1,wb,wa,tbc,m);</text:p>
            <text:p text:style-name="Table_20_Contents"><text:s text:c="5"/>sort(r,wa,wb,tbc,m);</text:p>
            <text:p text:style-name="Table_20_Contents"><text:s text:c="5"/>for(p=1,rn[F(wb[0] , tb )]=0,i=1;i&lt;tbc;i++)</text:p>
            <text:p text:style-name="Table_20_Contents"><text:s text:c="7"/>rn[F(wb[i] , tb )]=c0(r,wb[i-1],wb[i])?p-1:p++;</text:p>
            <text:p text:style-name="Table_20_Contents"><text:s text:c="5"/>if(p&lt;tbc) dc3(rn,san,tbc,p);</text:p>
            <text:p text:style-name="Table_20_Contents"><text:s text:c="5"/>else for(i=0;i&lt;tbc;i++) san[rn[i]]=i;</text:p>
            <text:p text:style-name="Table_20_Contents"><text:s text:c="5"/>for(i=0;i&lt;tbc;i++) if(san[i]&lt;tb) wb[ta++]=san[i]*3;</text:p>
            <text:p text:style-name="Table_20_Contents"><text:s text:c="5"/>if(n%3==1) wb[ta++]=n-1;</text:p>
            <text:p text:style-name="Table_20_Contents"><text:s text:c="5"/>sort(r,wb,wa,ta,m);</text:p>
            <text:p text:style-name="Table_20_Contents"><text:s text:c="5"/>for(i=0;i&lt;tbc;i++) wv[ wb[ i ] = G( san[i] , tb )]= i;</text:p>
            <text:p text:style-name="Table_20_Contents"><text:s text:c="5"/>for(i=0,j=0,p=0;i&lt;ta &amp;&amp; j&lt;tbc;p++)</text:p>
            <text:p text:style-name="Table_20_Contents"><text:s text:c="5"/>sa[p]=c12(wb[j]%3,r,wa[i],wb[j])?wa[i++]:wb[j++];</text:p>
            <text:p text:style-name="Table_20_Contents"><text:s text:c="5"/>for(;i&lt;ta;p++) sa[p]=wa[i++];</text:p>
            <text:p text:style-name="Table_20_Contents"><text:s text:c="5"/>for(;j&lt;tbc;p++) sa[p]=wb[j++];</text:p>
            <text:p text:style-name="Table_20_Contents"><text:s text:c="5"/>return;</text:p>
            <text:p text:style-name="Table_20_Contents">}</text:p>
            <text:p text:style-name="Table_20_Contents"/>
            <text:p text:style-name="Table_20_Contents">int n , m , len;</text:p>
            <text:p text:style-name="Table_20_Contents">int r[MAXN * 3 ] , sa[MAXN * 3 ];</text:p>
            <text:p text:style-name="Table_20_Contents">int rank[MAXN],h[MAXN];</text:p>
            <text:p text:style-name="Table_20_Contents">void calheight()</text:p>
            <text:p text:style-name="Table_20_Contents">{</text:p>
            <text:p text:style-name="Table_20_Contents"><text:s text:c="5"/>int i,j,k=0;</text:p>
            <text:p text:style-name="Table_20_Contents"><text:s text:c="5"/>for(i=1;i&lt;=n;i++) rank[sa[i]]=i;</text:p>
            <text:p text:style-name="Table_20_Contents"><text:s text:c="5"/>for(i=0;i&lt;n;h[rank[i++]]=k)</text:p>
            <text:p text:style-name="Table_20_Contents"><text:s text:c="5"/>for(k?k--:0,j=sa[rank[i]-1];r[i+k]==r[j+k];k++);</text:p>
            <text:p text:style-name="Table_20_Contents"><text:s text:c="5"/>return;</text:p>
            <text:p text:style-name="Table_20_Contents">}</text:p>
            <text:p text:style-name="Table_20_Contents"/>
            <text:p text:style-name="Table_20_Contents">char str[ MAXN ];</text:p>
            <text:p text:style-name="Table_20_Contents">void init()</text:p>
            <text:p text:style-name="Table_20_Contents">{</text:p>
            <text:p text:style-name="Table_20_Contents"><text:s text:c="2"/>m = 0;</text:p>
            <text:p text:style-name="Table_20_Contents"><text:s text:c="2"/>for( int i = 0 ; i &lt; n ; ++ i )</text:p>
            <text:p text:style-name="Table_20_Contents"><text:s text:c="4"/>{</text:p>
            <text:p text:style-name="Table_20_Contents"><text:s text:c="6"/>scanf( "%d" , &amp;r[ i ] );</text:p>
            <text:p text:style-name="Table_20_Contents"><text:s text:c="6"/>m = m &gt; ( r[ i ] + 1 ) ? m : ( r[ i ] + 1 );</text:p>
            <text:p text:style-name="Table_20_Contents"><text:s text:c="4"/>}</text:p>
            <text:p text:style-name="Table_20_Contents"><text:s text:c="2"/>r[ n ] = 0;</text:p>
            <text:p text:style-name="Table_20_Contents"><text:soft-page-break/><text:s text:c="2"/>return ;</text:p>
            <text:p text:style-name="Table_20_Contents">}</text:p>
            <text:p text:style-name="Table_20_Contents"/>
            <text:p text:style-name="Table_20_Contents">int ans;</text:p>
            <text:p text:style-name="Table_20_Contents">inline bool find( int k )</text:p>
            <text:p text:style-name="Table_20_Contents">{</text:p>
            <text:p text:style-name="Table_20_Contents"><text:s text:c="2"/>int i = 0 , j , cnt = 0;</text:p>
            <text:p text:style-name="Table_20_Contents"><text:s text:c="2"/>while( i &lt; n )</text:p>
            <text:p text:style-name="Table_20_Contents"><text:s text:c="4"/>{</text:p>
            <text:p text:style-name="Table_20_Contents"><text:s text:c="6"/>j = i + 1;</text:p>
            <text:p text:style-name="Table_20_Contents"><text:s text:c="6"/>if( h[ j ] &gt;= k )</text:p>
            <text:p text:style-name="Table_20_Contents"><text:tab/>{</text:p>
            <text:p text:style-name="Table_20_Contents"><text:tab/> <text:s/>cnt = 1;</text:p>
            <text:p text:style-name="Table_20_Contents"><text:tab/> <text:s/>while( j &lt;= n and h[ j ] &gt;= k )</text:p>
            <text:p text:style-name="Table_20_Contents"><text:tab/> <text:s text:c="3"/>{</text:p>
            <text:p text:style-name="Table_20_Contents"><text:tab/> <text:s text:c="5"/>++ cnt;</text:p>
            <text:p text:style-name="Table_20_Contents"><text:tab/> <text:s text:c="5"/>++ j;</text:p>
            <text:p text:style-name="Table_20_Contents"><text:tab/> <text:s text:c="3"/>}</text:p>
            <text:p text:style-name="Table_20_Contents"><text:tab/> <text:s/>if( cnt &gt;= len ) </text:p>
            <text:p text:style-name="Table_20_Contents"><text:tab/> <text:s text:c="3"/>{</text:p>
            <text:p text:style-name="Table_20_Contents"><text:tab/> <text:s text:c="5"/>ans = k;</text:p>
            <text:p text:style-name="Table_20_Contents"><text:tab/> <text:s text:c="5"/>return true;</text:p>
            <text:p text:style-name="Table_20_Contents"><text:tab/> <text:s text:c="3"/>}</text:p>
            <text:p text:style-name="Table_20_Contents"><text:tab/>}</text:p>
            <text:p text:style-name="Table_20_Contents"><text:s text:c="6"/>i = j;</text:p>
            <text:p text:style-name="Table_20_Contents"><text:s text:c="4"/>}</text:p>
            <text:p text:style-name="Table_20_Contents"><text:s text:c="2"/>return false;</text:p>
            <text:p text:style-name="Table_20_Contents">}</text:p>
            <text:p text:style-name="Table_20_Contents"/>
            <text:p text:style-name="Table_20_Contents">void bipart()</text:p>
            <text:p text:style-name="Table_20_Contents">{</text:p>
            <text:p text:style-name="Table_20_Contents"><text:s text:c="2"/>//for( int i = 0 ; i &lt;= n ; ++ i ) printf( "%d " , h[ i ] ); printf( "\n" );</text:p>
            <text:p text:style-name="Table_20_Contents"><text:s text:c="2"/>int ls , rs , mid;</text:p>
            <text:p text:style-name="Table_20_Contents"><text:s text:c="2"/>ans = 0;</text:p>
            <text:p text:style-name="Table_20_Contents"><text:s text:c="2"/>ls = 0 , rs = n;</text:p>
            <text:p text:style-name="Table_20_Contents"><text:s text:c="2"/>while( ls &lt; rs )</text:p>
            <text:p text:style-name="Table_20_Contents"><text:s text:c="4"/>{</text:p>
            <text:p text:style-name="Table_20_Contents"><text:s text:c="6"/>mid = ls + rs &gt;&gt; 1;</text:p>
            <text:p text:style-name="Table_20_Contents"><text:s text:c="6"/>if( find( mid ) )</text:p>
            <text:p text:style-name="Table_20_Contents"><text:tab/>ls = mid + 1;</text:p>
            <text:p text:style-name="Table_20_Contents"><text:s text:c="6"/>else</text:p>
            <text:p text:style-name="Table_20_Contents"><text:tab/>rs = mid; <text:s text:c="4"/></text:p>
            <text:p text:style-name="Table_20_Contents"><text:s text:c="4"/>}</text:p>
            <text:p text:style-name="Table_20_Contents"><text:s text:c="2"/>printf( "%d\n" , ans );</text:p>
            <text:p text:style-name="Table_20_Contents"><text:s text:c="2"/>return ;</text:p>
            <text:p text:style-name="Table_20_Contents">}</text:p>
            <text:p text:style-name="Table_20_Contents"/>
            <text:p text:style-name="Table_20_Contents">int main()</text:p>
            <text:p text:style-name="Table_20_Contents"><text:soft-page-break/>{</text:p>
            <text:p text:style-name="Table_20_Contents"><text:s text:c="2"/>while( scanf( "%d%d" , &amp;n , &amp;len ) not_eq EOF )</text:p>
            <text:p text:style-name="Table_20_Contents"><text:s text:c="4"/>{</text:p>
            <text:p text:style-name="Table_20_Contents"><text:s text:c="6"/>init();</text:p>
            <text:p text:style-name="Table_20_Contents"><text:s text:c="6"/>dc3( r , sa , n + 1 , m );</text:p>
            <text:p text:style-name="Table_20_Contents"><text:s text:c="6"/>calheight();</text:p>
            <text:p text:style-name="Table_20_Contents"><text:s text:c="6"/>bipart();</text:p>
            <text:p text:style-name="Table_20_Contents"><text:s text:c="4"/>}</text:p>
            <text:p text:style-name="Table_20_Contents"><text:s text:c="2"/>return 0;</text:p>
            <text:p text:style-name="Table_20_Contents">}</text:p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DejaVu Sans" fo:font-size="14pt" style:font-name-asian="DejaVu Sans1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DejaVu Serif" fo:font-size="18pt" fo:font-weight="bold" style:font-name-asian="DejaVu Sans1" style:font-size-asian="18pt" style:font-weight-asian="bold" style:font-name-complex="Lohit Hindi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suacm </meta:initial-creator>
    <meta:creation-date>2012-07-16T08:24:39</meta:creation-date>
    <dc:date>2012-08-08T12:40:41</dc:date>
    <dc:creator>csuacm </dc:creator>
    <meta:editing-duration>PT15M14S</meta:editing-duration>
    <meta:editing-cycles>11</meta:editing-cycles>
    <meta:generator>LibreOffice/3.5$Linux_x86 LibreOffice_project/350m1$Build-2</meta:generator>
    <meta:document-statistic meta:table-count="1" meta:image-count="0" meta:object-count="0" meta:page-count="4" meta:paragraph-count="136" meta:word-count="451" meta:character-count="2896" meta:non-whitespace-character-count="2231"/>
  </office:meta>
</office:document-meta>
</file>